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#b2b2b2"/>
    </style:style>
    <style:style style:name="ce6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total lef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players lef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table:style-name="ce4" office:value-type="float" office:value="34802142" calcext:value-type="float">
            <text:p>34,802,142</text:p>
          </table:table-cell>
          <table:table-cell table:style-name="ce4"/>
          <table:table-cell table:style-name="Default"/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900000" calcext:value-type="float">
            <text:p>900,000</text:p>
          </table:table-cell>
          <table:table-cell table:formula="of:=[.C2]-[.B3]" office:value-type="float" office:value="33902142" calcext:value-type="float">
            <text:p>33,902,142</text:p>
          </table:table-cell>
          <table:table-cell table:formula="of:=[.C3]/([.$A$1]-[.A3])" office:value-type="float" office:value="3766904.66666667" calcext:value-type="float">
            <text:p>3,766,905</text:p>
          </table:table-cell>
          <table:table-cell table:formula="of:=[.$A$1]-[.A3]" office:value-type="float" office:value="9" calcext:value-type="float">
            <text:p>9</text:p>
          </table:table-cell>
          <table:table-cell office:value-type="string" calcext:value-type="string">
            <text:p>stanko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900000" calcext:value-type="float">
            <text:p>900,000</text:p>
          </table:table-cell>
          <table:table-cell table:formula="of:=[.C3]-[.B4]" office:value-type="float" office:value="33002142" calcext:value-type="float">
            <text:p>33,002,142</text:p>
          </table:table-cell>
          <table:table-cell table:formula="of:=[.C4]/([.$A$1]-[.A4])" office:value-type="float" office:value="4125267.75" calcext:value-type="float">
            <text:p>4,125,268</text:p>
          </table:table-cell>
          <table:table-cell table:formula="of:=[.$A$1]-[.A4]" office:value-type="float" office:value="8" calcext:value-type="float">
            <text:p>8</text:p>
          </table:table-cell>
          <table:table-cell office:value-type="string" calcext:value-type="string">
            <text:p>guenther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float" office:value="900000" calcext:value-type="float">
            <text:p>900,000</text:p>
          </table:table-cell>
          <table:table-cell table:style-name="ce4" table:formula="of:=[.C4]-[.B5]" office:value-type="float" office:value="32102142" calcext:value-type="float">
            <text:p>32,102,142</text:p>
          </table:table-cell>
          <table:table-cell table:style-name="ce4" table:formula="of:=[.C5]/([.$A$1]-[.A5])" office:value-type="float" office:value="4586020.28571429" calcext:value-type="float">
            <text:p>4,586,020</text:p>
          </table:table-cell>
          <table:table-cell table:style-name="Default" table:formula="of:=[.$A$1]-[.A5]" office:value-type="float" office:value="7" calcext:value-type="float">
            <text:p>7</text:p>
          </table:table-cell>
          <table:table-cell office:value-type="string" calcext:value-type="string">
            <text:p>neighbour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4000000" calcext:value-type="float">
            <text:p>4,000,000</text:p>
          </table:table-cell>
          <table:table-cell table:style-name="ce4" table:formula="of:=[.C5]-[.B6]" office:value-type="float" office:value="28102142" calcext:value-type="float">
            <text:p>28,102,142</text:p>
          </table:table-cell>
          <table:table-cell table:style-name="ce4" table:formula="of:=[.C6]/([.$A$1]-[.A6])" office:value-type="float" office:value="4683690.33333333" calcext:value-type="float">
            <text:p>4,683,690</text:p>
          </table:table-cell>
          <table:table-cell table:style-name="Default" table:formula="of:=[.$A$1]-[.A6]" office:value-type="float" office:value="6" calcext:value-type="float">
            <text:p>6</text:p>
          </table:table-cell>
          <table:table-cell office:value-type="string" calcext:value-type="string">
            <text:p>def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2000000" calcext:value-type="float">
            <text:p>2,000,000</text:p>
          </table:table-cell>
          <table:table-cell table:formula="of:=[.C6]-[.B7]" office:value-type="float" office:value="26102142" calcext:value-type="float">
            <text:p>26,102,142</text:p>
          </table:table-cell>
          <table:table-cell table:formula="of:=[.C7]/([.$A$1]-[.A7])" office:value-type="float" office:value="5220428.4" calcext:value-type="float">
            <text:p>5,220,428</text:p>
          </table:table-cell>
          <table:table-cell table:formula="of:=[.$A$1]-[.A7]" office:value-type="float" office:value="5" calcext:value-type="float">
            <text:p>5</text:p>
          </table:table-cell>
          <table:table-cell office:value-type="string" calcext:value-type="string">
            <text:p>goaler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5000000" calcext:value-type="float">
            <text:p>5,000,000</text:p>
          </table:table-cell>
          <table:table-cell table:formula="of:=[.C7]-[.B8]" office:value-type="float" office:value="21102142" calcext:value-type="float">
            <text:p>21,102,142</text:p>
          </table:table-cell>
          <table:table-cell table:formula="of:=[.C8]/([.$A$1]-[.A8])" office:value-type="float" office:value="5275535.5" calcext:value-type="float">
            <text:p>5,275,536</text:p>
          </table:table-cell>
          <table:table-cell table:formula="of:=[.$A$1]-[.A8]" office:value-type="float" office:value="4" calcext:value-type="float">
            <text:p>4</text:p>
          </table:table-cell>
          <table:table-cell office:value-type="string" calcext:value-type="string">
            <text:p>batherson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5500000" calcext:value-type="float">
            <text:p>5,500,000</text:p>
          </table:table-cell>
          <table:table-cell table:style-name="ce4" table:formula="of:=[.C8]-[.B9]" office:value-type="float" office:value="15602142" calcext:value-type="float">
            <text:p>15,602,142</text:p>
          </table:table-cell>
          <table:table-cell table:style-name="ce4" table:formula="of:=[.C9]/([.$A$1]-[.A9])" office:value-type="float" office:value="5200714" calcext:value-type="float">
            <text:p>5,200,714</text:p>
          </table:table-cell>
          <table:table-cell table:style-name="Default" table:formula="of:=[.$A$1]-[.A9]" office:value-type="float" office:value="3" calcext:value-type="float">
            <text:p>3</text:p>
          </table:table-cell>
          <table:table-cell office:value-type="string" calcext:value-type="string">
            <text:p>konecny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float" office:value="1000000" calcext:value-type="float">
            <text:p>1,000,000</text:p>
          </table:table-cell>
          <table:table-cell table:style-name="ce4" table:formula="of:=[.C9]-[.B10]" office:value-type="float" office:value="14602142" calcext:value-type="float">
            <text:p>14,602,142</text:p>
          </table:table-cell>
          <table:table-cell table:style-name="ce4" table:formula="of:=[.C10]/([.$A$1]-[.A10])" office:value-type="float" office:value="7301071" calcext:value-type="float">
            <text:p>7,301,071</text:p>
          </table:table-cell>
          <table:table-cell table:style-name="Default" table:formula="of:=[.$A$1]-[.A10]" office:value-type="float" office:value="2" calcext:value-type="float">
            <text:p>2</text:p>
          </table:table-cell>
          <table:table-cell office:value-type="string" calcext:value-type="string">
            <text:p>rossi</text:p>
          </table:table-cell>
          <table:table-cell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float" office:value="6500000" calcext:value-type="float">
            <text:p>6,500,000</text:p>
          </table:table-cell>
          <table:table-cell table:formula="of:=[.C10]-[.B11]" office:value-type="float" office:value="8102142" calcext:value-type="float">
            <text:p>8,102,142</text:p>
          </table:table-cell>
          <table:table-cell table:formula="of:=[.C11]/([.$A$1]-[.A11])" office:value-type="float" office:value="8102142" calcext:value-type="float">
            <text:p>8,102,142</text:p>
          </table:table-cell>
          <table:table-cell table:formula="of:=[.$A$1]-[.A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formula="of:=[.C11]-[.B12]" office:value-type="float" office:value="8102142" calcext:value-type="float">
            <text:p>8,102,14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21:39:25.580509316</meta:creation-date>
    <dc:date>2024-10-13T23:40:40.726197377</dc:date>
    <meta:editing-duration>PT23M59S</meta:editing-duration>
    <meta:editing-cycles>1</meta:editing-cycles>
    <meta:document-statistic meta:table-count="1" meta:cell-count="66" meta:object-count="0"/>
    <meta:generator>LibreOffice/24.2.6.2$Linux_X86_64 LibreOffice_project/420$Build-2</meta:generator>
  </office:meta>
</office:document-meta>
</file>